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D8000000DDD81B6D2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-0.078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P2" style:family="paragraph" style:parent-style-name="Standard">
      <style:text-properties style:font-name="TH Sarabun New" style:font-name-complex="TH Sarabun New"/>
    </style:style>
    <style:style style:name="P3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P4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P5" style:family="paragraph" style:parent-style-name="Header">
      <style:text-properties style:font-name="TH Sarabun New" fo:font-size="8pt" style:font-size-asian="7pt" style:font-size-complex="10.6499996185303pt"/>
    </style:style>
    <style:style style:name="P6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H Sarabun New" style:font-name-complex="TH Sarabun New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ahoma" style:font-weight-complex="bold"/>
    </style:style>
    <style:style style:name="T6" style:family="text">
      <style:text-properties style:font-name-complex="Tahoma"/>
    </style:style>
    <style:style style:name="T7" style:family="text">
      <style:text-properties style:use-window-font-color="true"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eletyp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rdia New" fo:font-size="14pt" fo:language="en" fo:country="US" style:font-name-asian="Cordia New" style:font-size-asian="14pt" style:font-name-complex="Cordia New" style:font-size-complex="14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9535in"/>
          <style:tab-stop style:position="4.5283in"/>
        </style:tab-stops>
      </style:paragraph-properties>
      <style:text-properties style:font-name="Angsana New" fo:font-size="16pt" style:font-size-asian="16pt" style:font-name-complex="Angsana New" style:font-size-complex="16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Angsana New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Cordia New" style:font-name-asian="Cordia New" style:font-name-complex="Cordia New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complex="th" style:country-complex="TH"/>
    </style:style>
    <style:style style:name="Teletype" style:family="text">
      <style:text-properties style:font-name="DejaVu Sans Mono" style:font-name-asian="Arial Unicode M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rdia Ne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83in" fo:margin-left="0.016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style:min-row-height="0.5639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MP1" style:family="paragraph" style:parent-style-name="Standard">
      <style:paragraph-properties fo:margin-left="-0.078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MP2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MP3" style:family="paragraph" style:parent-style-name="Standard">
      <style:text-properties style:font-name="TH Sarabun New" style:font-name-complex="TH Sarabun New"/>
    </style:style>
    <style:style style:name="MP4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MP5" style:family="paragraph" style:parent-style-name="Header">
      <style:text-properties style:font-name="TH Sarabun New" fo:font-size="8pt" style:font-size-asian="7pt" style:font-size-complex="10.6499996185303pt"/>
    </style:style>
    <style:style style:name="MP6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MP7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style:font-weight-asian="bold" style:font-name-complex="Tahoma" style:font-weight-complex="bold"/>
    </style:style>
    <style:style style:name="MT6" style:family="text">
      <style:text-properties style:font-name-complex="Tahoma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1" text:anchor-type="as-char" svg:width="1.8902in" svg:height="0.8799in" draw:z-index="0"><draw:image xlink:href="Pictures/10000000000001D8000000DDD81B6D28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บริษัท คลัสเตอร์คิท จำกัด</text:span><text:span text:style-name="MT2"><text:line-break/></text:span><text:span text:style-name="MT3">91 ซ.ริมคลองชักพระ ถนนบางขุนนนท์ แขวงบางขุนนนท์ เขตบางกอกน้อย กทม.10700</text:span></text:p>
              <text:p text:style-name="MP3">Tel. 0 2881 3800 <text:s/>Fax. 0 2424 7603<text:span text:style-name="MT4"> </text:span></text:p>
              <text:p text:style-name="MP4">Website: http://www.clusterkit.co.th/ </text:p>
            </table:table-cell>
          </table:table-row>
        </table:table>
        <text:p text:style-name="MP5"/>
      </style:header>
      <style:footer>
        <text:p text:style-name="MP6">---------------------------------------------------------------------------------------------------------------------------------------------------------------------------------------------------------------------</text:p>
        <text:p text:style-name="MP7"><text:span text:style-name="MT5">Cluster Kit Co., Ltd</text:span><text:span text:style-name="MT6">. 91 Rimklongchakpra, Bang Khun Non, Bangkok Noi, Bangkok 10700 Thailand.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HPC Cluster Specification Design by Cluster Kit</dc:title>
    <meta:initial-creator>KITTIRAK</meta:initial-creator>
    <meta:creation-date>2007-02-20T09:08:00</meta:creation-date>
    <dc:creator>Kittirak Moungmingsuk</dc:creator>
    <dc:date>2012-04-24T14:53:07</dc:date>
    <meta:print-date>2007-02-20T10:15:00</meta:print-date>
    <meta:editing-cycles>28</meta:editing-cycles>
    <meta:editing-duration>PT1H15M20S</meta:editing-duration>
    <meta:generator>LibreOffice/3.3$Unix LibreOffice_project/330m19$Build-401</meta:generator>
    <dc:description>Design by Cluster Kit Co.,Ltd.
Website: http://www.clusterkit.co.th/</dc:description>
    <dc:subject>Andaman Environment and Natural Disaster Research Center</dc:subject>
    <meta:document-statistic meta:table-count="1" meta:image-count="1" meta:object-count="0" meta:page-count="1" meta:paragraph-count="6" meta:word-count="95" meta:character-count="478"/>
    <meta:user-defined meta:name="Info 1"/>
    <meta:user-defined meta:name="Info 2"/>
    <meta:user-defined meta:name="Info 3"/>
    <meta:user-defined meta:name="Info 4"/>
  </office:meta>
</office:document-meta>
</file>